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184c7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194206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12pt" officeooo:paragraph-rsid="00194206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11pt" officeooo:paragraph-rsid="00184c74" style:font-size-asian="11pt" style:font-size-complex="11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11pt" officeooo:paragraph-rsid="00194206" style:font-size-asian="11pt" style:font-size-complex="11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Consolas1" fo:font-size="11pt" officeooo:paragraph-rsid="00194206" style:font-size-asian="11pt" style:font-size-complex="11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Consolas1" fo:font-size="11pt" fo:font-weight="bold" officeooo:paragraph-rsid="00194206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style:font-name="Whitney" fo:font-size="12pt" fo:letter-spacing="normal" fo:font-style="normal" fo:font-weight="normal"/>
    </style:style>
    <style:style style:name="T2" style:family="text">
      <style:text-properties fo:font-variant="normal" fo:text-transform="none" style:font-name="Whitney" fo:font-size="12pt" fo:letter-spacing="normal" fo:font-style="normal" fo:font-weight="normal" officeooo:rsid="00172853"/>
    </style:style>
    <style:style style:name="T3" style:family="text">
      <style:text-properties fo:font-variant="normal" fo:text-transform="none" style:font-name="Whitney" fo:font-size="12pt" fo:letter-spacing="normal" fo:font-style="normal" fo:font-weight="normal" officeooo:rsid="00194206"/>
    </style:style>
    <style:style style:name="T4" style:family="text">
      <style:text-properties fo:font-variant="normal" fo:text-transform="none" style:font-name="Whitney" fo:letter-spacing="normal" fo:font-style="normal" fo:font-weight="normal"/>
    </style:style>
    <style:style style:name="T5" style:family="text">
      <style:text-properties fo:font-variant="normal" fo:text-transform="none" style:font-name="Whitney" fo:letter-spacing="normal" fo:font-style="normal" fo:font-weight="normal" officeooo:rsid="00172853"/>
    </style:style>
    <style:style style:name="T6" style:family="text">
      <style:text-properties fo:font-variant="normal" fo:text-transform="none" style:font-name="Whitney" fo:letter-spacing="normal" fo:font-style="normal" fo:font-weight="normal" officeooo:rsid="00194206"/>
    </style:style>
    <style:style style:name="T7" style:family="text">
      <style:text-properties fo:font-variant="normal" fo:text-transform="none" style:font-name="Consolas" fo:letter-spacing="normal" fo:font-style="normal" fo:font-weight="normal"/>
    </style:style>
    <style:style style:name="T8" style:family="text">
      <style:text-properties fo:font-variant="normal" fo:text-transform="none" style:font-name="Consolas" fo:letter-spacing="normal" fo:font-style="normal" fo:font-weight="normal" officeooo:rsid="00184c74"/>
    </style:style>
    <style:style style:name="T9" style:family="text">
      <style:text-properties fo:font-variant="normal" fo:text-transform="none" style:font-name="Consolas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16a0a5"/>
    </style:style>
    <style:style style:name="T12" style:family="text">
      <style:text-properties fo:font-variant="normal" fo:text-transform="none" fo:letter-spacing="normal" fo:font-style="normal" fo:font-weight="normal" officeooo:rsid="00172853"/>
    </style:style>
    <style:style style:name="T13" style:family="text">
      <style:text-properties fo:font-variant="normal" fo:text-transform="none" fo:letter-spacing="normal" fo:font-style="normal" fo:font-weight="normal" officeooo:rsid="001942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Nom cas : Chercher un jeu </text:span></text:p>
      <text:p text:style-name="P4"><text:span text:style-name="T7">Acteur : Utilisateur </text:span></text:p>
      <text:p text:style-name="P4"><text:span text:style-name="T7">Scenario nominal : </text:span></text:p>
      <text:p text:style-name="P4"><text:span text:style-name="T7"><text:tab/>1 l'utilisateur cherche un jeu dans la bar de recherche </text:span></text:p>
      <text:p text:style-name="P4"><text:span text:style-name="T7"><text:tab/>1.1 le système affiche les jeux correspondant a la recherche</text:span></text:p>
      <text:p text:style-name="P4"><text:span text:style-name="T7">Scenario alternatif: </text:span></text:p>
      <text:p text:style-name="P4"><text:span text:style-name="T7"><text:tab/>3 l'utilisateur annule son choix </text:span></text:p>
      <text:p text:style-name="P4"><text:span text:style-name="T7"><text:tab/>3.1 le système n'effectue pas l'ajout du jeu</text:span></text:p>
      <text:p text:style-name="P4"><text:span text:style-name="T7"/></text:p>
      <text:p text:style-name="P4"><text:span text:style-name="T7"/></text:p>
      <text:p text:style-name="P4"><text:span text:style-name="T7">Nom cas : Voir les détails d'un jeu </text:span></text:p>
      <text:p text:style-name="P4"><text:span text:style-name="T7">Acteur : Utilisateur </text:span></text:p>
      <text:p text:style-name="P4"><text:span text:style-name="T7">Cas étendu : Lancer un jeu / Ajout d'une note / Modifier les details d'un jeu </text:span></text:p>
      <text:p text:style-name="P4"><text:span text:style-name="T7">Scenario nominal : </text:span></text:p>
      <text:p text:style-name="P4"><text:span text:style-name="T7"><text:tab/>1 l'utilisateur clique sur un jeu dans la partie master </text:span></text:p>
      <text:p text:style-name="P4"><text:span text:style-name="T8"><text:tab/></text:span><text:span text:style-name="T7">1.1 le système affiche les détails du jeu dans la partie détail</text:span></text:p>
      <text:p text:style-name="P4"><text:span text:style-name="T7"/></text:p>
      <text:p text:style-name="P4"><text:span text:style-name="T7"/></text:p>
      <text:p text:style-name="P4"><text:span text:style-name="T7">Nom cas : Lancer un jeu </text:span></text:p>
      <text:p text:style-name="P4"><text:span text:style-name="T7">Acteur : Utilisateur </text:span></text:p>
      <text:p text:style-name="P4"><text:span text:style-name="T7">Scenario nominal : </text:span></text:p>
      <text:p text:style-name="P4"><text:span text:style-name="T7"><text:tab/>1 l'utilisateur clique sur le bouton jouer </text:span></text:p>
      <text:p text:style-name="P4"><text:span text:style-name="T7"><text:tab/>1.1 le système lance le jeu</text:span></text:p>
      <text:p text:style-name="P4"><text:span text:style-name="T7">Scenario alternatif : </text:span></text:p>
      <text:p text:style-name="P4"><text:span text:style-name="T7"><text:tab/>1.1 le système ne trouve pas le jeu et lance une erreur. </text:span></text:p>
      <text:p text:style-name="P4"><text:span text:style-name="T7"/></text:p>
      <text:p text:style-name="P4"><text:span text:style-name="T7"/></text:p>
      <text:p text:style-name="P4"><text:span text:style-name="T7">Nom cas : Ajout d'une note </text:span></text:p>
      <text:p text:style-name="P4"><text:span text:style-name="T7">Acteur : Utilisateur </text:span></text:p>
      <text:p text:style-name="P4"><text:span text:style-name="T7">Scenario nominal : </text:span></text:p>
      <text:p text:style-name="P4"><text:span text:style-name="T7"><text:tab/>1 l'utilisateur rentre ou supprime du texte </text:span></text:p>
      <text:p text:style-name="P4"><text:span text:style-name="T7"><text:tab/>1.1 le système sauvegarde la modification</text:span></text:p>
      <text:p text:style-name="P4"><text:span text:style-name="T7"/></text:p>
      <text:p text:style-name="P4"><text:span text:style-name="T7"/></text:p>
      <text:p text:style-name="P4"><text:span text:style-name="T7">Nom cas : Modifier les détails d'un jeu </text:span></text:p>
      <text:p text:style-name="P4"><text:span text:style-name="T7">Acteur : Utilisateur </text:span></text:p>
      <text:p text:style-name="P4"><text:span text:style-name="T7">Cas étendu : Ajout de détails / Ajout automatique des détails </text:span></text:p>
      <text:p text:style-name="P4"><text:span text:style-name="T7">Scenario nominal : </text:span></text:p>
      <text:p text:style-name="P4"><text:span text:style-name="T7"><text:tab/>1 permet la modification d'un jeu soit par le système soit par l'utilisateur </text:span></text:p>
      <text:p text:style-name="P4"><text:span text:style-name="T7"/></text:p>
      <text:p text:style-name="P4"><text:span text:style-name="T7"/></text:p>
      <text:p text:style-name="P4"><text:span text:style-name="T7">Nom cas : Ajout de détails </text:span></text:p>
      <text:p text:style-name="P4"><text:span text:style-name="T7">Acteur : Utilisateur </text:span></text:p>
      <text:p text:style-name="P4"><text:span text:style-name="T7">Scenario nominal : </text:span></text:p>
      <text:p text:style-name="P4"><text:span text:style-name="T7"><text:tab/>1 l'utilisateur ajoute une photo et/ou une description </text:span></text:p>
      <text:p text:style-name="P4"><text:span text:style-name="T7"><text:tab/>1.1 le système modifie les élément modifié</text:span></text:p>
      <text:p text:style-name="P4"><text:span text:style-name="T7"><text:tab/>2 l'utilisateur valide la modification </text:span></text:p>
      <text:p text:style-name="P4"><text:span text:style-name="T7"><text:tab/>2.1 le système enregistre les modification</text:span></text:p>
      <text:p text:style-name="P4"><text:span text:style-name="T7">Scenario alternatif : </text:span></text:p>
      <text:p text:style-name="P4"><text:span text:style-name="T7"><text:tab/>2 l'utilisateur annule les modification </text:span></text:p>
      <text:p text:style-name="P4"><text:span text:style-name="T7"><text:tab/>2.1 le système annule les modification</text:span></text:p>
      <text:p text:style-name="P4"><text:span text:style-name="T7"/></text:p>
      <text:p text:style-name="P4"><text:span text:style-name="T7"/></text:p>
      <text:p text:style-name="P6"><text:span text:style-name="T10"/></text:p>
      <text:p text:style-name="P6"><text:span text:style-name="T10"/></text:p>
      <text:p text:style-name="P6"><text:soft-page-break/><text:span text:style-name="T10">Nom cas : Ajout</text:span><text:span text:style-name="T11">er un jeu</text:span><text:span text:style-name="T10"> </text:span></text:p>
      <text:p text:style-name="P6"><text:span text:style-name="T10">Acteur : Utilisateur </text:span></text:p>
      <text:p text:style-name="P6"><text:span text:style-name="T10">Scenario nominal :</text:span></text:p>
      <text:p text:style-name="P6"><text:span text:style-name="T11"><text:tab/>1. l’utilisateur clique sur le bouton « Ajouter un jeu »</text:span></text:p>
      <text:p text:style-name="P6"><text:span text:style-name="T10"><text:s/><text:tab/></text:span><text:span text:style-name="T11">1,1. le système affiche la page pour ajouter un jeux </text:span></text:p>
      <text:p text:style-name="P6"><text:span text:style-name="T11"><text:tab/></text:span><text:span text:style-name="T12">2. l’utilisateur entre le chemin du </text:span><text:span text:style-name="T13">jeu</text:span></text:p>
      <text:p text:style-name="P6"><text:span text:style-name="T12"><text:tab/>2,2. le système </text:span><text:span text:style-name="T13">ajoute le</text:span><text:span text:style-name="T12"> jeux </text:span><text:span text:style-name="T13">à l’application</text:span></text:p>
      <text:p text:style-name="P3"><text:span text:style-name="T4"/></text:p>
      <text:p text:style-name="P2"><text:span text:style-name="T1"/></text:p>
      <text:p text:style-name="P6"><text:span text:style-name="T10">Nom cas : Ajout</text:span><text:span text:style-name="T13"> d’un chemin de recherche</text:span></text:p>
      <text:p text:style-name="P6"><text:span text:style-name="T10">Acteur : Utilisateur </text:span></text:p>
      <text:p text:style-name="P6"><text:span text:style-name="T10">Scenario nominal :</text:span></text:p>
      <text:p text:style-name="P6"><text:span text:style-name="T11"><text:tab/>1. l’utilisateur clique sur le bouton </text:span><text:span text:style-name="T13">l’image des paramètres</text:span></text:p>
      <text:p text:style-name="P6"><text:span text:style-name="T10"><text:s/><text:tab/></text:span><text:span text:style-name="T11">1,1. le système affiche la page </text:span><text:span text:style-name="T13">paramètres</text:span><text:span text:style-name="T11"> </text:span></text:p>
      <text:p text:style-name="P6"><text:span text:style-name="T11"><text:tab/></text:span><text:span text:style-name="T12">2. l’utilisateur entre le chemin du </text:span><text:span text:style-name="T13">dossier</text:span></text:p>
      <text:p text:style-name="P6"><text:span text:style-name="T12"><text:tab/>2,2. le système </text:span><text:span text:style-name="T13">recherche des nouveaux jeux</text:span></text:p>
      <text:p text:style-name="P3"><text:span text:style-name="T4"/></text:p>
      <text:p text:style-name="P2"><text:span text:style-name="T1"/></text:p>
      <text:p text:style-name="P6"><text:span text:style-name="T10">Nom cas : </text:span><text:span text:style-name="T13">Suppression d’un chemin de recherche</text:span></text:p>
      <text:p text:style-name="P6"><text:span text:style-name="T10">Acteur : Utilisateur </text:span></text:p>
      <text:p text:style-name="P6"><text:span text:style-name="T10">Scenario nominal :</text:span></text:p>
      <text:p text:style-name="P6"><text:span text:style-name="T11"><text:tab/>1. l’utilisateur clique sur le bouton </text:span><text:span text:style-name="T13">l’image des paramètres</text:span></text:p>
      <text:p text:style-name="P6"><text:span text:style-name="T10"><text:s/><text:tab/></text:span><text:span text:style-name="T11">1,1. le système affiche la page </text:span><text:span text:style-name="T13">paramètres</text:span><text:span text:style-name="T11"> </text:span></text:p>
      <text:p text:style-name="P6"><text:span text:style-name="T11"><text:tab/></text:span><text:span text:style-name="T12">2. l’utilisateur entre le chemin du </text:span><text:span text:style-name="T13">dossier</text:span></text:p>
      <text:p text:style-name="P7"><text:span text:style-name="T2"><text:tab/></text:span><text:span text:style-name="T12">2,2. le système </text:span><text:span text:style-name="T13">supprime les jeux de l’application</text:span></text:p>
      <text:p text:style-name="P5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11:40:14.643000000</meta:creation-date>
    <dc:date>2021-04-06T12:21:21.983000000</dc:date>
    <meta:editing-duration>PT10M4S</meta:editing-duration>
    <meta:editing-cycles>1</meta:editing-cycles>
    <meta:document-statistic meta:table-count="0" meta:image-count="0" meta:object-count="0" meta:page-count="2" meta:paragraph-count="62" meta:word-count="391" meta:character-count="2322" meta:non-whitespace-character-count="1920"/>
    <meta:generator>LibreOffice/7.0.5.2$Windows_X86_64 LibreOffice_project/64390860c6cd0aca4beafafcfd84613dd9dfb63a</meta:generator>
  </office:meta>
</office:document-meta>
</file>